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000000300154AADE43A0F907B.png" manifest:media-type="image/png"/>
  <manifest:file-entry manifest:full-path="Pictures/1000020100000550000003008A6BF6581A293F5D.png" manifest:media-type="image/png"/>
  <manifest:file-entry manifest:full-path="Pictures/10000201000005500000030036C8D539E1FF2EA9.png" manifest:media-type="image/png"/>
  <manifest:file-entry manifest:full-path="Pictures/100002010000055000000300D6CDEF9A992C61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8cm, 10.998cm, 3.725cm, 14.69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17cm, 10.865cm, 3.843cm, 14.61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8cm, 11.072cm, 3.843cm, 14.65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8cm, 10.933cm, 3.843cm, 14.655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328cm" fo:min-width="20.08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92cm" svg:height="4.501cm" svg:x="0.416cm" svg:y="0.399cm">
          <draw:image xlink:href="Pictures/10000201000005500000030036C8D539E1FF2EA9.png" xlink:type="simple" xlink:show="embed" xlink:actuate="onLoad">
            <text:p/>
          </draw:image>
        </draw:frame>
        <draw:frame draw:style-name="gr2" draw:text-style-name="P1" draw:layer="layout" svg:width="4.531cm" svg:height="4.47cm" svg:x="5.343cm" svg:y="0.43cm">
          <draw:image xlink:href="Pictures/100002010000055000000300D6CDEF9A992C611B.png" xlink:type="simple" xlink:show="embed" xlink:actuate="onLoad">
            <text:p/>
          </draw:image>
        </draw:frame>
        <draw:frame draw:style-name="gr3" draw:text-style-name="P1" draw:layer="layout" svg:width="4.53cm" svg:height="4.593cm" svg:x="10.21cm" svg:y="0.307cm">
          <draw:image xlink:href="Pictures/1000020100000550000003008A6BF6581A293F5D.png" xlink:type="simple" xlink:show="embed" xlink:actuate="onLoad">
            <text:p/>
          </draw:image>
        </draw:frame>
        <draw:frame draw:style-name="gr4" draw:text-style-name="P1" draw:layer="layout" svg:width="4.591cm" svg:height="4.593cm" svg:x="15.049cm" svg:y="0.307cm">
          <draw:image xlink:href="Pictures/100002010000055000000300154AADE43A0F907B.png" xlink:type="simple" xlink:show="embed" xlink:actuate="onLoad">
            <text:p/>
          </draw:image>
        </draw:frame>
        <draw:custom-shape draw:style-name="gr5" draw:text-style-name="P2" draw:layer="layout" svg:width="20.589cm" svg:height="0.578cm" svg:x="0.104cm" svg:y="-0.1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1.5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32cm" fo:margin-bottom="0cm" fo:text-indent="0cm"/>
      <style:text-properties fo:font-size="9.3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8cm" fo:margin-bottom="0cm" fo:text-indent="0cm"/>
      <style:text-properties fo:font-size="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5cm" fo:margin-bottom="0cm" fo:text-indent="0cm"/>
      <style:text-properties fo:font-size="6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2cm" fo:margin-bottom="0cm" fo:text-indent="0cm"/>
      <style:text-properties fo:font-size="6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699999809265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cm" fo:page-height="5.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438cm" svg:x="1cm" svg:y="4.701cm"/>
      <draw:page-thumbnail draw:layer="backgroundobjects" svg:width="9.294cm" svg:height="2.438cm" svg:x="1cm" svg:y="12.749cm"/>
      <draw:page-thumbnail draw:layer="backgroundobjects" svg:width="9.294cm" svg:height="2.438cm" svg:x="1cm" svg:y="20.797cm"/>
      <draw:page-thumbnail draw:layer="backgroundobjects" svg:width="9.294cm" svg:height="2.438cm" svg:x="11.295cm" svg:y="4.701cm"/>
      <draw:page-thumbnail draw:layer="backgroundobjects" svg:width="9.294cm" svg:height="2.438cm" svg:x="11.295cm" svg:y="12.749cm"/>
      <draw:page-thumbnail draw:layer="backgroundobjects" svg:width="9.294cm" svg:height="2.438cm" svg:x="11.295cm" svg:y="20.797cm"/>
    </style:handout-master>
    <style:master-page style:name="Default" style:page-layout-name="PM1" draw:style-name="Mdp1">
      <draw:frame presentation:style-name="Default-title" draw:layer="backgroundobjects" svg:width="17.999cm" svg:height="0.877cm" svg:x="1cm" svg:y="0.208cm" presentation:class="title" presentation:placeholder="true">
        <draw:text-box/>
      </draw:frame>
      <draw:frame presentation:style-name="Default-outline1" draw:layer="backgroundobjects" svg:width="17.999cm" svg:height="3.044cm" svg:x="1cm" svg:y="1.228cm" presentation:class="outline" presentation:placeholder="true">
        <draw:text-box/>
      </draw:frame>
      <draw:frame presentation:style-name="Mpr1" draw:text-style-name="MP2" draw:layer="backgroundobjects" svg:width="4.659cm" svg:height="0.362cm" svg:x="1cm" svg:y="4.7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339cm" svg:height="0.362cm" svg:x="6.84cm" svg:y="4.7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659cm" svg:height="0.362cm" svg:x="14.34cm" svg:y="4.7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2:16:47.881018398</meta:creation-date>
    <dc:date>2019-10-16T12:23:59.010759842</dc:date>
    <meta:editing-duration>PT7M11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